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0000000CA8BC411B49904F8B7.png" manifest:media-type="image/png"/>
  <manifest:file-entry manifest:full-path="Pictures/10000201000002F0000000CA9EE77EF9529707FA.png" manifest:media-type="image/png"/>
  <manifest:file-entry manifest:full-path="Pictures/10000201000002F0000000CACE4F263816F85AC8.png" manifest:media-type="image/png"/>
  <manifest:file-entry manifest:full-path="Pictures/10000201000002F0000000CA9235656B14F906F2.png" manifest:media-type="image/png"/>
  <manifest:file-entry manifest:full-path="Pictures/10000201000002F0000000CA4D5C1E44F97DD483.png" manifest:media-type="image/png"/>
  <manifest:file-entry manifest:full-path="Pictures/10000201000002F0000000CA3A5875CF0CAB54B1.png" manifest:media-type="image/png"/>
  <manifest:file-entry manifest:full-path="Pictures/10000201000002F0000000CAEA5D35992CDFCBF9.png" manifest:media-type="image/png"/>
  <manifest:file-entry manifest:full-path="Pictures/10000201000002F0000000CADA743B4B5EF9DC8D.png" manifest:media-type="image/png"/>
  <manifest:file-entry manifest:full-path="Pictures/10000201000002F0000000CAC13C08E177FF2759.png" manifest:media-type="image/png"/>
  <manifest:file-entry manifest:full-path="Pictures/10000201000002F0000000CA16D7D16FA72627FB.png" manifest:media-type="image/png"/>
  <manifest:file-entry manifest:full-path="Pictures/10000201000002F0000000CAF5B0C0F8EC0D207C.png" manifest:media-type="image/png"/>
  <manifest:file-entry manifest:full-path="Pictures/10000201000002F0000000CAD9CC219F27171056.png" manifest:media-type="image/png"/>
  <manifest:file-entry manifest:full-path="Pictures/10000201000002F0000000CA86DE19FF50C621D7.png" manifest:media-type="image/png"/>
  <manifest:file-entry manifest:full-path="Pictures/10000201000002F0000000CAFF33FB7302BCD04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us Std" svg:font-family="'Opus Std'" style:font-pitch="variable" style:font-charset="x-symbol"/>
    <style:font-face style:name="LiberationSans" svg:font-family="LiberationSans"/>
    <style:font-face style:name="LiberationSerif" svg:font-family="LiberationSerif"/>
    <style:font-face style:name="LucidaGrande" svg:font-family="LucidaGrande"/>
    <style:font-face style:name="Verdana" svg:font-family="Verdan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b9c1c" officeooo:paragraph-rsid="000b9c1c"/>
    </style:style>
    <style:style style:name="P2" style:family="paragraph" style:parent-style-name="Subtitle">
      <style:text-properties officeooo:paragraph-rsid="0014eba5"/>
    </style:style>
    <style:style style:name="P3" style:family="paragraph" style:parent-style-name="Subtitle">
      <style:paragraph-properties fo:text-align="center" style:justify-single-word="false"/>
      <style:text-properties officeooo:paragraph-rsid="0014eba5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officeooo:rsid="00119567" officeooo:paragraph-rsid="00119567" style:font-size-asian="8pt" style:font-size-complex="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Arial" officeooo:rsid="000b9c1c" officeooo:paragraph-rsid="000b9c1c"/>
    </style:style>
    <style:style style:name="P6" style:family="paragraph" style:parent-style-name="Heading_20_1">
      <style:paragraph-properties fo:text-align="center" style:justify-single-word="false"/>
      <style:text-properties style:font-name="Verdana1" fo:font-size="32pt" fo:font-weight="normal" officeooo:paragraph-rsid="0014eba5" style:font-size-asian="32pt" style:font-weight-asian="normal" style:font-size-complex="32pt" style:font-weight-complex="normal"/>
    </style:style>
    <style:style style:name="P7" style:family="paragraph" style:parent-style-name="Text_20_body">
      <style:text-properties style:font-name="LiberationSerif" fo:font-size="16pt"/>
    </style:style>
    <style:style style:name="P8" style:family="paragraph" style:parent-style-name="Text_20_body">
      <style:text-properties style:font-name="Verdana" fo:font-size="32pt"/>
    </style:style>
    <style:style style:name="P9" style:family="paragraph" style:parent-style-name="Text_20_body">
      <style:text-properties style:font-name="LiberationSans" fo:font-size="14pt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6pt" officeooo:rsid="001e86c9" officeooo:paragraph-rsid="0014eba5" style:font-size-asian="16pt" style:font-size-complex="16pt"/>
    </style:style>
    <style:style style:name="P11" style:family="paragraph" style:parent-style-name="Text_20_body">
      <style:paragraph-properties fo:text-align="center" style:justify-single-word="false"/>
      <style:text-properties officeooo:rsid="0012444d" officeooo:paragraph-rsid="0014eba5"/>
    </style:style>
    <style:style style:name="P12" style:family="paragraph" style:parent-style-name="Text_20_body">
      <style:paragraph-properties fo:text-align="end" style:justify-single-word="false"/>
      <style:text-properties officeooo:rsid="0012444d" officeooo:paragraph-rsid="0014eba5"/>
    </style:style>
    <style:style style:name="P13" style:family="paragraph" style:parent-style-name="Text_20_body">
      <style:text-properties officeooo:paragraph-rsid="0014eba5"/>
    </style:style>
    <style:style style:name="T1" style:family="text">
      <style:text-properties style:font-name="LiberationSans" fo:font-size="18pt"/>
    </style:style>
    <style:style style:name="T2" style:family="text">
      <style:text-properties style:font-name="LucidaGrande"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2444d" style:font-size-asian="14pt" style:font-size-complex="14pt"/>
    </style:style>
    <style:style style:name="T5" style:family="text">
      <style:text-properties style:text-position="20% 100%" style:font-name="Opus Std"/>
    </style:style>
    <style:style style:name="T6" style:family="text">
      <style:text-properties fo:font-size="10pt" officeooo:rsid="0012444d" style:font-size-asian="10pt" style:font-size-complex="10pt"/>
    </style:style>
    <style:style style:name="T7" style:family="text">
      <style:text-properties style:font-name="Verdana1" fo:font-size="32pt" fo:font-weight="normal" style:font-size-asian="32pt" style:font-weight-asian="normal" style:font-size-complex="3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lavko Zagorac</text:p>
      <text:p text:style-name="P12"/>
      <text:p text:style-name="P12"/>
      <text:h text:style-name="P6" text:outline-level="1"/>
      <text:h text:style-name="P6" text:outline-level="1"/>
      <text:h text:style-name="P6" text:outline-level="1">Ukodus</text:h>
      <text:p text:style-name="P2"><text:span text:style-name="T6"><text:line-break/></text:span>Piano</text:p>
      <text:p text:style-name="P13"/>
      <text:p text:style-name="P10">(For Information Only)</text:p>
      <text:p text:style-name="P5"/>
      <text:p text:style-name="P1"><draw:frame draw:style-name="fr1" draw:name="Image1" text:anchor-type="paragraph" svg:x="-0.508cm" svg:y="0.019cm" svg:width="18.628cm" svg:height="5.004cm" draw:z-index="0"><draw:image xlink:href="Pictures/10000201000002F0000000CAFF33FB7302BCD041.png" xlink:type="simple" xlink:show="embed" xlink:actuate="onLoad"/></draw:frame><draw:frame draw:style-name="fr1" draw:name="Image2" text:anchor-type="paragraph" svg:x="-0.508cm" svg:y="5.022cm" svg:width="18.616cm" svg:height="5.001cm" draw:z-index="1"><draw:image xlink:href="Pictures/10000201000002F0000000CAC13C08E177FF2759.png" xlink:type="simple" xlink:show="embed" xlink:actuate="onLoad"/></draw:frame><draw:frame draw:style-name="fr1" draw:name="Image3" text:anchor-type="paragraph" svg:x="-0.508cm" svg:y="10.021cm" svg:width="18.609cm" svg:height="4.999cm" draw:z-index="2"><draw:image xlink:href="Pictures/10000201000002F0000000CA3A5875CF0CAB54B1.png" xlink:type="simple" xlink:show="embed" xlink:actuate="onLoad"/></draw:frame><draw:frame draw:style-name="fr1" draw:name="Image4" text:anchor-type="paragraph" svg:x="-0.508cm" svg:y="15.018cm" svg:width="18.623cm" svg:height="5.002cm" draw:z-index="3"><draw:image xlink:href="Pictures/10000201000002F0000000CA4D5C1E44F97DD483.png" xlink:type="simple" xlink:show="embed" xlink:actuate="onLoad"/></draw:frame><draw:frame draw:style-name="fr1" draw:name="Image5" text:anchor-type="paragraph" svg:x="-0.508cm" svg:y="20.018cm" svg:width="18.606cm" svg:height="4.997cm" draw:z-index="4"><draw:image xlink:href="Pictures/10000201000002F0000000CA9235656B14F906F2.png" xlink:type="simple" xlink:show="embed" xlink:actuate="onLoad"/></draw:frame></text:p>
      <text:p text:style-name="P4"><text:soft-page-break/>2</text:p>
      <text:p text:style-name="P4"><draw:frame draw:style-name="fr1" draw:name="Image6" text:anchor-type="paragraph" svg:x="-0.614cm" svg:y="0.007cm" svg:width="18.734cm" svg:height="5.032cm" draw:z-index="5"><draw:image xlink:href="Pictures/10000201000002F0000000CA9EE77EF9529707FA.png" xlink:type="simple" xlink:show="embed" xlink:actuate="onLoad"/></draw:frame><draw:frame draw:style-name="fr1" draw:name="Image7" text:anchor-type="paragraph" svg:x="-0.614cm" svg:y="5.038cm" svg:width="18.761cm" svg:height="5.039cm" draw:z-index="6"><draw:image xlink:href="Pictures/10000201000002F0000000CACE4F263816F85AC8.png" xlink:type="simple" xlink:show="embed" xlink:actuate="onLoad"/></draw:frame><draw:frame draw:style-name="fr1" draw:name="Image8" text:anchor-type="paragraph" svg:x="-0.614cm" svg:y="10.075cm" svg:width="18.773cm" svg:height="5.043cm" draw:z-index="7"><draw:image xlink:href="Pictures/10000201000002F0000000CADA743B4B5EF9DC8D.png" xlink:type="simple" xlink:show="embed" xlink:actuate="onLoad"/></draw:frame><draw:frame draw:style-name="fr1" draw:name="Image9" text:anchor-type="paragraph" svg:x="-0.614cm" svg:y="15.117cm" svg:width="18.768cm" svg:height="5.041cm" draw:z-index="8"><draw:image xlink:href="Pictures/10000201000002F0000000CAEA5D35992CDFCBF9.png" xlink:type="simple" xlink:show="embed" xlink:actuate="onLoad"/></draw:frame><draw:frame draw:style-name="fr1" draw:name="Image10" text:anchor-type="paragraph" svg:x="-0.614cm" svg:y="20.156cm" svg:width="18.773cm" svg:height="5.043cm" draw:z-index="9"><draw:image xlink:href="Pictures/10000201000002F0000000CAD9CC219F27171056.png" xlink:type="simple" xlink:show="embed" xlink:actuate="onLoad"/></draw:frame></text:p>
      <text:p text:style-name="P4"><text:soft-page-break/>3</text:p>
      <text:p text:style-name="P1"><draw:frame draw:style-name="fr1" draw:name="Image11" text:anchor-type="paragraph" svg:x="-0.677cm" svg:y="0.064cm" svg:width="18.681cm" svg:height="5.018cm" draw:z-index="10"><draw:image xlink:href="Pictures/10000201000002F0000000CAF5B0C0F8EC0D207C.png" xlink:type="simple" xlink:show="embed" xlink:actuate="onLoad"/></draw:frame><draw:frame draw:style-name="fr1" draw:name="Image12" text:anchor-type="paragraph" svg:x="-0.679cm" svg:y="5.188cm" svg:width="18.688cm" svg:height="5.02cm" draw:z-index="11"><draw:image xlink:href="Pictures/10000201000002F0000000CA16D7D16FA72627FB.png" xlink:type="simple" xlink:show="embed" xlink:actuate="onLoad"/></draw:frame><draw:frame draw:style-name="fr1" draw:name="Image13" text:anchor-type="paragraph" svg:x="-0.677cm" svg:y="10.313cm" svg:width="18.688cm" svg:height="5.02cm" draw:z-index="12"><draw:image xlink:href="Pictures/10000201000002F0000000CA86DE19FF50C621D7.png" xlink:type="simple" xlink:show="embed" xlink:actuate="onLoad"/></draw:frame><draw:frame draw:style-name="fr1" draw:name="Image14" text:anchor-type="paragraph" svg:x="-0.677cm" svg:y="15.482cm" svg:width="18.688cm" svg:height="5.02cm" draw:z-index="13"><draw:image xlink:href="Pictures/10000201000002F0000000CA8BC411B49904F8B7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us Std" svg:font-family="'Opus Std'" style:font-pitch="variable" style:font-charset="x-symbol"/>
    <style:font-face style:name="LiberationSans" svg:font-family="LiberationSans"/>
    <style:font-face style:name="LiberationSerif" svg:font-family="LiberationSerif"/>
    <style:font-face style:name="LucidaGrande" svg:font-family="LucidaGrande"/>
    <style:font-face style:name="Verdana" svg:font-family="Verdan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7-03-09T08:50:22.317232000</meta:creation-date>
    <dc:date>2018-09-25T09:03:47.771477079</dc:date>
    <dc:creator>Slavko Zagorac</dc:creator>
    <meta:editing-duration>PT36M57S</meta:editing-duration>
    <meta:editing-cycles>8</meta:editing-cycles>
    <meta:generator>LibreOffice/5.3.7.2$MacOSX_X86_64 LibreOffice_project/6b8ed514a9f8b44d37a1b96673cbbdd077e24059</meta:generator>
    <meta:printed-by>Slavko Zagorac</meta:printed-by>
    <meta:print-date>2017-03-09T09:11:48.699719000</meta:print-date>
    <meta:document-statistic meta:table-count="0" meta:image-count="14" meta:object-count="0" meta:page-count="4" meta:paragraph-count="6" meta:word-count="9" meta:character-count="50" meta:non-whitespace-character-count="46"/>
  </office:meta>
</office:document-meta>
</file>